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fill-color="#7da647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controls" svg:width="3.81cm" svg:height="3.175cm" svg:x="13.065cm" svg:y="3.54cm">
          <text:p text:style-name="P1">Action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controls" svg:width="5.08cm" svg:height="2.54cm" svg:x="4.175cm" svg:y="11.16cm">
          <text:p text:style-name="P1">Mobile App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controls" svg:width="5.08cm" svg:height="2.54cm" svg:x="20.685cm" svg:y="11.16cm">
          <text:p text:style-name="P1">Action code</text:p>
          <text:p text:style-name="P1">Server</text:p>
          <draw:enhanced-geometry svg:viewBox="0 0 21600 21600" draw:type="rectangle" draw:enhanced-path="M 0 0 L 21600 0 21600 21600 0 21600 0 0 Z N"/>
        </draw:custom-shape>
        <draw:line draw:style-name="gr2" draw:text-style-name="P1" draw:layer="controls" svg:x1="22.59cm" svg:y1="10.525cm" svg:x2="17.51cm" svg:y2="6.715cm">
          <text:p/>
        </draw:line>
        <draw:line draw:style-name="gr2" draw:text-style-name="P1" draw:layer="controls" svg:x1="10.525cm" svg:y1="11.795cm" svg:x2="19.415cm" svg:y2="11.795cm">
          <text:p/>
        </draw:line>
        <draw:line draw:style-name="gr2" draw:text-style-name="P1" draw:layer="controls" svg:x1="19.415cm" svg:y1="13.065cm" svg:x2="10.525cm" svg:y2="13.065cm">
          <text:p/>
        </draw:line>
        <draw:line draw:style-name="gr2" draw:text-style-name="P1" draw:layer="controls" svg:x1="13.065cm" svg:y1="6.715cm" svg:x2="7.35cm" svg:y2="10.525cm">
          <text:p/>
        </draw:line>
        <draw:frame draw:style-name="gr3" draw:layer="controls" svg:width="5.163cm" svg:height="0.962cm" svg:x="12.43cm" svg:y="10.525cm">
          <draw:text-box>
            <text:p>2 Ask what to do</text:p>
          </draw:text-box>
        </draw:frame>
        <draw:frame draw:style-name="gr3" draw:layer="controls" svg:width="8.291cm" svg:height="0.962cm" svg:x="11.335cm" svg:y="13.7cm">
          <draw:text-box>
            <text:p>3 Pre-program Task &amp; Save</text:p>
          </draw:text-box>
        </draw:frame>
        <draw:frame draw:style-name="gr3" draw:layer="controls" svg:width="7.458cm" svg:height="0.962cm" svg:x="20.05cm" svg:y="7.985cm">
          <draw:text-box>
            <text:p><text:s/>0 Generate Action Code</text:p>
          </draw:text-box>
        </draw:frame>
        <draw:frame draw:style-name="gr3" draw:layer="controls" svg:width="6.149cm" svg:height="0.962cm" svg:x="4.81cm" svg:y="7.35cm">
          <draw:text-box>
            <text:p>1 Read Action Code</text:p>
          </draw:text-box>
        </draw:frame>
        <draw:frame draw:style-name="gr3" draw:layer="controls" svg:width="5.197cm" svg:height="0.962cm" svg:x="12.948cm" svg:y="17.818cm">
          <draw:text-box>
            <text:p>System Diagram</text:p>
          </draw:text-box>
        </draw:frame>
        <draw:connector draw:style-name="gr2" draw:text-style-name="P1" draw:layer="controls" draw:type="curve" draw:line-skew="1.896cm" svg:x1="8.177cm" svg:y1="14.127cm" svg:x2="6.715cm" svg:y2="13.7cm" draw:end-shape="id1" svg:d="m8177 14127c0 2955-1462 3168-1462-427" svg:viewBox="0 0 1463 2671">
          <text:p/>
        </draw:connector>
        <draw:frame draw:style-name="gr3" draw:layer="controls" svg:width="8.689cm" svg:height="0.962cm" svg:x="3.106cm" svg:y="16.548cm">
          <draw:text-box>
            <text:p>1.1 Check pre-program tasks</text:p>
          </draw:text-box>
        </draw:frame>
      </draw:page>
      <draw:page draw:name="page2" draw:style-name="dp1" draw:master-page-name="Default">
        <draw:frame draw:style-name="gr3" draw:layer="controls" svg:width="5.159cm" svg:height="0.962cm" svg:x="12.351cm" svg:y="18.453cm">
          <draw:text-box>
            <text:p>Module Diagram</text:p>
          </draw:text-box>
        </draw:frame>
        <draw:custom-shape draw:style-name="gr1" draw:text-style-name="P1" draw:layer="controls" svg:width="5.715cm" svg:height="2.54cm" svg:x="11.16cm" svg:y="2.27cm">
          <text:p text:style-name="P1">Read Action code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controls" svg:width="5.715cm" svg:height="2.54cm" svg:x="11.16cm" svg:y="6.08cm">
          <text:p text:style-name="P1">Action Code check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controls" svg:width="6.35cm" svg:height="2.54cm" svg:x="20.05cm" svg:y="6.08cm">
          <text:p text:style-name="P1">Action Code Server</text:p>
          <draw:enhanced-geometry svg:viewBox="0 0 21600 21600" draw:type="rectangle" draw:enhanced-path="M 0 0 L 21600 0 21600 21600 0 21600 0 0 Z N"/>
        </draw:custom-shape>
        <draw:connector draw:style-name="gr4" draw:text-style-name="P1" draw:layer="controls" draw:type="line" svg:x1="16.875cm" svg:y1="7.35cm" svg:x2="20.05cm" svg:y2="7.35cm" draw:start-shape="id2" draw:start-glue-point="1" draw:end-shape="id3" draw:end-glue-point="3" svg:d="m16875 7350h3175" svg:viewBox="0 0 3176 1">
          <text:p/>
        </draw:connector>
        <draw:custom-shape draw:style-name="gr1" draw:text-style-name="P1" xml:id="id6" draw:id="id6" draw:layer="controls" svg:width="5.715cm" svg:height="2.54cm" svg:x="11.16cm" svg:y="9.89cm">
          <text:p text:style-name="P1">Task Control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controls" svg:width="5.08cm" svg:height="4.445cm" svg:x="2.905cm" svg:y="5.445cm">
          <text:p text:style-name="P1"/>
          <text:p text:style-name="P1">Task </text:p>
          <text:p text:style-name="P1">&amp;</text:p>
          <text:p text:style-name="P1"><text:s/>Action Code 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" draw:text-style-name="P1" draw:layer="controls" draw:type="line" svg:x1="11.16cm" svg:y1="7.35cm" svg:x2="7.985cm" svg:y2="7.667cm" draw:start-shape="id2" draw:start-glue-point="3" draw:end-shape="id4" svg:d="m11160 7350-3175 317" svg:viewBox="0 0 3176 318">
          <text:p/>
        </draw:connector>
        <draw:line draw:style-name="gr2" draw:text-style-name="P1" draw:layer="controls" svg:x1="5.445cm" svg:y1="9.89cm" svg:x2="11.16cm" svg:y2="11.16cm">
          <text:p/>
        </draw:line>
        <draw:line draw:style-name="gr2" draw:text-style-name="P1" draw:layer="controls" svg:x1="13.7cm" svg:y1="4.81cm" svg:x2="13.7cm" svg:y2="6.08cm">
          <text:p/>
        </draw:line>
        <draw:line draw:style-name="gr2" draw:text-style-name="P1" draw:layer="controls" svg:x1="13.7cm" svg:y1="8.62cm" svg:x2="13.7cm" svg:y2="9.89cm">
          <text:p/>
        </draw:line>
        <draw:custom-shape draw:style-name="gr1" draw:text-style-name="P1" xml:id="id7" draw:id="id7" draw:layer="controls" svg:width="4.445cm" svg:height="2.54cm" svg:x="2.905cm" svg:y="13.7cm">
          <text:p text:style-name="P1">Device Profile</text:p>
          <text:p text:style-name="P1">(Ex Wif0,SMSi)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controls" svg:width="4.445cm" svg:height="2.54cm" svg:x="7.985cm" svg:y="13.7cm">
          <text:p text:style-name="P1">Sensor Profile</text:p>
          <text:p text:style-name="P1">(Ex. <text:s/>Tilt ??)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controls" svg:width="3.81cm" svg:height="2.54cm" svg:x="13.065cm" svg:y="13.7cm">
          <text:p text:style-name="P1">App Profile</text:p>
          <text:p text:style-name="P1">( Start Map)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controls" svg:width="3.81cm" svg:height="2.54cm" svg:x="17.51cm" svg:y="13.7cm">
          <text:p text:style-name="P1">Transaction</text:p>
          <text:p text:style-name="P1">Modul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controls" svg:width="3.81cm" svg:height="5.715cm" svg:x="24.495cm" svg:y="13.065cm">
          <text:p text:style-name="P1">External</text:p>
          <text:p text:style-name="P1">Server</text:p>
          <draw:enhanced-geometry svg:viewBox="0 0 21600 21600" draw:type="rectangle" draw:enhanced-path="M 0 0 L 21600 0 21600 21600 0 21600 0 0 Z N"/>
        </draw:custom-shape>
        <draw:connector draw:style-name="gr4" draw:text-style-name="P1" draw:layer="controls" draw:type="line" svg:x1="21.32cm" svg:y1="14.97cm" svg:x2="24.183cm" svg:y2="14.962cm" draw:start-shape="id5" draw:start-glue-point="1" svg:d="m21320 14970 2863-8" svg:viewBox="0 0 2864 9">
          <text:p/>
        </draw:connector>
        <draw:connector draw:style-name="gr2" draw:text-style-name="P1" draw:layer="layout" svg:x1="14.017cm" svg:y1="12.43cm" svg:x2="5.127cm" svg:y2="13.7cm" draw:start-shape="id6" draw:start-glue-point="2" draw:end-shape="id7" draw:end-glue-point="0" svg:d="m14017 12430v635h-8890v635" svg:viewBox="0 0 8891 1271">
          <text:p/>
        </draw:connector>
        <draw:connector draw:style-name="gr2" draw:text-style-name="P1" draw:layer="layout" svg:x1="14.017cm" svg:y1="12.43cm" svg:x2="10.207cm" svg:y2="13.7cm" draw:start-shape="id6" draw:start-glue-point="2" draw:end-shape="id8" svg:d="m14017 12430v635h-3810v635" svg:viewBox="0 0 3811 1271">
          <text:p/>
        </draw:connector>
        <draw:connector draw:style-name="gr2" draw:text-style-name="P1" draw:layer="layout" svg:x1="14.017cm" svg:y1="12.43cm" svg:x2="14.97cm" svg:y2="13.7cm" draw:start-shape="id6" draw:start-glue-point="2" draw:end-shape="id9" draw:end-glue-point="0" svg:d="m14017 12430v635h953v635" svg:viewBox="0 0 954 1271">
          <text:p/>
        </draw:connector>
        <draw:connector draw:style-name="gr2" draw:text-style-name="P1" draw:layer="layout" svg:x1="14.017cm" svg:y1="12.43cm" svg:x2="19.415cm" svg:y2="13.7cm" draw:start-shape="id6" draw:start-glue-point="2" draw:end-shape="id5" svg:d="m14017 12430v635h5398v635" svg:viewBox="0 0 5399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th" style:country-complex="T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Cordia New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6.2$MacOSX_x86 LibreOffice_project/2e2573268451a50806fcd60ae2d9fe01dd0ce24</meta:generator>
    <meta:initial-creator>wichai tos</meta:initial-creator>
    <meta:creation-date>2010-11-18T10:34:18</meta:creation-date>
    <dc:date>2014-01-08T14:21:39</dc:date>
    <meta:editing-cycles>16</meta:editing-cycles>
    <meta:editing-duration>PT4H33M31S</meta:editing-duration>
    <meta:printed-by>wichai tos</meta:printed-by>
    <meta:print-date>2012-03-16T13:20:33</meta:print-date>
    <meta:document-statistic meta:object-count="35"/>
    <meta:user-defined meta:name="Info 1"/>
    <meta:user-defined meta:name="Info 2"/>
    <meta:user-defined meta:name="Info 3"/>
    <meta:user-defined meta:name="Info 4"/>
  </office:meta>
</office:document-meta>
</file>